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1" svg:font-family="TimesNewRoman"/>
    <style:font-face style:name="TimesNewRomanPS1" svg:font-family="TimesNewRomanPS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7cm" svg:stroke-color="#385d8a" draw:stroke-linejoin="round" svg:stroke-linecap="butt" draw:fill="solid" draw:fill-color="#1f497d" fo:padding-top="0.035cm" fo:padding-bottom="0.035cm" fo:padding-left="0.035cm" fo:padding-right="0.03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1f497d"/>
    </style:style>
    <style:style style:name="T1" style:family="text">
      <style:text-properties fo:color="#000000" style:font-name="TimesNewRoman1" fo:font-size="9pt" style:font-size-asian="9pt" style:font-name-complex="TimesNewRoman1" style:font-size-complex="9pt"/>
    </style:style>
    <style:style style:name="T2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3" style:family="text">
      <style:text-properties fo:color="#212121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6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7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8" style:family="text">
      <style:text-properties fo:color="#ffffff" style:font-name="TimesNewRoman1" fo:font-size="8.10000038146973pt" style:font-size-asian="8.10000038146973pt" style:font-name-complex="TimesNewRoman1" style:font-size-complex="8.10000038146973pt"/>
    </style:style>
    <style:style style:name="T9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10" style:family="text">
      <style:text-properties fo:color="#ffffff" style:font-name="TimesNewRoman1" fo:font-size="9pt" style:font-size-asian="9pt" style:font-name-complex="TimesNewRoman1" style:font-size-complex="9pt"/>
    </style:style>
    <style:style style:name="T11" style:family="text">
      <style:text-properties fo:color="#000000" style:font-name="TimesNewRoman1" fo:font-size="16pt" style:font-size-asian="16pt" style:font-name-complex="TimesNewRoman1" style:font-size-complex="16pt" style:text-scale="98%"/>
    </style:style>
    <style:style style:name="T12" style:family="text">
      <style:text-properties fo:color="#000000" style:font-name="TimesNewRoman1" fo:font-size="16pt" style:font-size-asian="16pt" style:font-name-complex="TimesNewRoman1" style:font-size-complex="16pt"/>
    </style:style>
    <style:style style:name="T13" style:family="text">
      <style:text-properties fo:color="#ffffff" style:font-name="TimesNewRoman1" fo:font-size="12pt" style:font-size-asian="12pt" style:font-name-complex="TimesNewRoman1" style:font-size-complex="12pt"/>
    </style:style>
    <style:style style:name="T14" style:family="text">
      <style:text-properties fo:color="#ffffff" style:font-name="TimesNewRoman1" fo:font-size="11.1000003814697pt" style:font-size-asian="11.1000003814697pt" style:font-name-complex="TimesNewRoman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17cm" svg:height="0.353cm" svg:x="2.964cm" svg:y="1.98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799cm" svg:height="0.433cm" svg:x="13.007cm" svg:y="2.515cm">
          <draw:text-box>
            <text:p text:style-name="P1"><text:span text:style-name="T2">PROJECT PLANING </text:span></text:p>
          </draw:text-box>
        </draw:frame>
        <draw:frame draw:style-name="gr2" draw:text-style-name="P3" draw:layer="layout" svg:width="6.407cm" svg:height="0.433cm" svg:x="11.703cm" svg:y="3.277cm">
          <draw:text-box>
            <text:p text:style-name="P1"><text:span text:style-name="T2">MILESTONE AND ACTIVITY LIST </text:span></text:p>
          </draw:text-box>
        </draw:frame>
        <draw:frame draw:style-name="gr2" draw:text-style-name="P3" draw:layer="layout" svg:width="1.175cm" svg:height="0.433cm" svg:x="5.711cm" svg:y="4.027cm">
          <draw:text-box>
            <text:p text:style-name="P1"><text:span text:style-name="T2">DATE </text:span></text:p>
          </draw:text-box>
        </draw:frame>
        <draw:polygon draw:style-name="gr3" draw:text-style-name="P4" draw:layer="layout" svg:width="0.017cm" svg:height="0.017cm" svg:x="5.389cm" svg:y="4.035cm" svg:viewBox="0 0 18 18" draw:points="0,18 18,18 18,0 0,0">
          <text:p/>
        </draw:polygon>
        <draw:polygon draw:style-name="gr3" draw:text-style-name="P4" draw:layer="layout" svg:width="0.017cm" svg:height="0.017cm" svg:x="5.389cm" svg:y="4.035cm" svg:viewBox="0 0 18 18" draw:points="0,18 18,18 18,0 0,0">
          <text:p/>
        </draw:polygon>
        <draw:polygon draw:style-name="gr3" draw:text-style-name="P4" draw:layer="layout" svg:width="9.285cm" svg:height="0.017cm" svg:x="5.406cm" svg:y="4.035cm" svg:viewBox="0 0 9286 18" draw:points="0,18 9286,18 9286,0 0,0">
          <text:p/>
        </draw:polygon>
        <draw:polygon draw:style-name="gr3" draw:text-style-name="P4" draw:layer="layout" svg:width="0.017cm" svg:height="0.017cm" svg:x="14.691cm" svg:y="4.035cm" svg:viewBox="0 0 18 18" draw:points="0,18 18,18 18,0 0,0">
          <text:p/>
        </draw:polygon>
        <draw:polygon draw:style-name="gr3" draw:text-style-name="P4" draw:layer="layout" svg:width="11.131cm" svg:height="0.017cm" svg:x="14.708cm" svg:y="4.035cm" svg:viewBox="0 0 11132 18" draw:points="0,18 11132,18 11132,0 0,0">
          <text:p/>
        </draw:polygon>
        <draw:polygon draw:style-name="gr3" draw:text-style-name="P4" draw:layer="layout" svg:width="0.017cm" svg:height="0.017cm" svg:x="25.839cm" svg:y="4.035cm" svg:viewBox="0 0 18 18" draw:points="0,18 18,18 18,0 0,0">
          <text:p/>
        </draw:polygon>
        <draw:polygon draw:style-name="gr3" draw:text-style-name="P4" draw:layer="layout" svg:width="0.017cm" svg:height="0.017cm" svg:x="25.839cm" svg:y="4.035cm" svg:viewBox="0 0 18 18" draw:points="0,18 18,18 18,0 0,0">
          <text:p/>
        </draw:polygon>
        <draw:polygon draw:style-name="gr3" draw:text-style-name="P4" draw:layer="layout" svg:width="0.017cm" svg:height="0.618cm" svg:x="5.389cm" svg:y="4.052cm" svg:viewBox="0 0 18 619" draw:points="0,619 18,619 18,0 0,0">
          <text:p/>
        </draw:polygon>
        <draw:polygon draw:style-name="gr3" draw:text-style-name="P4" draw:layer="layout" svg:width="0.017cm" svg:height="0.618cm" svg:x="14.691cm" svg:y="4.052cm" svg:viewBox="0 0 18 619" draw:points="0,619 18,619 18,0 0,0">
          <text:p/>
        </draw:polygon>
        <draw:polygon draw:style-name="gr3" draw:text-style-name="P4" draw:layer="layout" svg:width="0.017cm" svg:height="0.618cm" svg:x="25.839cm" svg:y="4.052cm" svg:viewBox="0 0 18 619" draw:points="0,619 18,619 18,0 0,0">
          <text:p/>
        </draw:polygon>
        <draw:frame draw:style-name="gr2" draw:text-style-name="P3" draw:layer="layout" svg:width="3.194cm" svg:height="0.433cm" svg:x="14.916cm" svg:y="4.027cm">
          <draw:text-box>
            <text:p text:style-name="P1"><text:span text:style-name="T2">02 November 2022 </text:span></text:p>
          </draw:text-box>
        </draw:frame>
        <draw:frame draw:style-name="gr2" draw:text-style-name="P3" draw:layer="layout" svg:width="1.793cm" svg:height="0.433cm" svg:x="5.61cm" svg:y="4.666cm">
          <draw:text-box>
            <text:p text:style-name="P1"><text:span text:style-name="T2">TEAM ID </text:span></text:p>
          </draw:text-box>
        </draw:frame>
        <draw:polygon draw:style-name="gr3" draw:text-style-name="P4" draw:layer="layout" svg:width="0.017cm" svg:height="0.017cm" svg:x="5.389cm" svg:y="4.67cm" svg:viewBox="0 0 18 18" draw:points="0,18 18,18 18,0 0,0">
          <text:p/>
        </draw:polygon>
        <draw:polygon draw:style-name="gr3" draw:text-style-name="P4" draw:layer="layout" svg:width="9.285cm" svg:height="0.017cm" svg:x="5.406cm" svg:y="4.67cm" svg:viewBox="0 0 9286 18" draw:points="0,18 9286,18 9286,0 0,0">
          <text:p/>
        </draw:polygon>
        <draw:polygon draw:style-name="gr3" draw:text-style-name="P4" draw:layer="layout" svg:width="0.017cm" svg:height="0.017cm" svg:x="14.691cm" svg:y="4.67cm" svg:viewBox="0 0 18 18" draw:points="0,18 18,18 18,0 0,0">
          <text:p/>
        </draw:polygon>
        <draw:polygon draw:style-name="gr3" draw:text-style-name="P4" draw:layer="layout" svg:width="11.131cm" svg:height="0.017cm" svg:x="14.708cm" svg:y="4.67cm" svg:viewBox="0 0 11132 18" draw:points="0,18 11132,18 11132,0 0,0">
          <text:p/>
        </draw:polygon>
        <draw:polygon draw:style-name="gr3" draw:text-style-name="P4" draw:layer="layout" svg:width="0.017cm" svg:height="0.017cm" svg:x="25.839cm" svg:y="4.67cm" svg:viewBox="0 0 18 18" draw:points="0,18 18,18 18,0 0,0">
          <text:p/>
        </draw:polygon>
        <draw:polygon draw:style-name="gr3" draw:text-style-name="P4" draw:layer="layout" svg:width="0.017cm" svg:height="0.753cm" svg:x="5.389cm" svg:y="4.687cm" svg:viewBox="0 0 18 754" draw:points="0,754 18,754 18,0 0,0">
          <text:p/>
        </draw:polygon>
        <draw:polygon draw:style-name="gr3" draw:text-style-name="P4" draw:layer="layout" svg:width="0.017cm" svg:height="0.753cm" svg:x="14.691cm" svg:y="4.687cm" svg:viewBox="0 0 18 754" draw:points="0,754 18,754 18,0 0,0">
          <text:p/>
        </draw:polygon>
        <draw:polygon draw:style-name="gr3" draw:text-style-name="P4" draw:layer="layout" svg:width="0.017cm" svg:height="0.753cm" svg:x="25.839cm" svg:y="4.687cm" svg:viewBox="0 0 18 754" draw:points="0,754 18,754 18,0 0,0">
          <text:p/>
        </draw:polygon>
        <draw:frame draw:style-name="gr4" draw:text-style-name="P5" draw:layer="layout" svg:width="4.011cm" svg:height="0.471cm" svg:x="14.84cm" svg:y="4.67cm">
          <draw:text-box>
            <text:p text:style-name="P1"><text:span text:style-name="T3">PNT2022TMID42426</text:span><text:span text:style-name="T4"> </text:span></text:p>
          </draw:text-box>
        </draw:frame>
        <draw:frame draw:style-name="gr2" draw:text-style-name="P3" draw:layer="layout" svg:width="3.194cm" svg:height="0.433cm" svg:x="5.614cm" svg:y="5.682cm">
          <draw:text-box>
            <text:p text:style-name="P1"><text:span text:style-name="T2">PROJECT NAME </text:span></text:p>
          </draw:text-box>
        </draw:frame>
        <draw:frame draw:style-name="gr2" draw:text-style-name="P3" draw:layer="layout" svg:width="6.399cm" svg:height="0.433cm" svg:x="14.916cm" svg:y="5.458cm">
          <draw:text-box>
            <text:p text:style-name="P1"><text:span text:style-name="T2">UNIVERSITY ADMIT ELIGIBLITY </text:span></text:p>
          </draw:text-box>
        </draw:frame>
        <draw:polygon draw:style-name="gr3" draw:text-style-name="P4" draw:layer="layout" svg:width="0.017cm" svg:height="0.017cm" svg:x="5.389cm" svg:y="5.44cm" svg:viewBox="0 0 18 18" draw:points="0,18 18,18 18,0 0,0">
          <text:p/>
        </draw:polygon>
        <draw:polygon draw:style-name="gr3" draw:text-style-name="P4" draw:layer="layout" svg:width="9.285cm" svg:height="0.017cm" svg:x="5.406cm" svg:y="5.44cm" svg:viewBox="0 0 9286 18" draw:points="0,18 9286,18 9286,0 0,0">
          <text:p/>
        </draw:polygon>
        <draw:polygon draw:style-name="gr3" draw:text-style-name="P4" draw:layer="layout" svg:width="0.017cm" svg:height="0.017cm" svg:x="14.691cm" svg:y="5.44cm" svg:viewBox="0 0 18 18" draw:points="0,18 18,18 18,0 0,0">
          <text:p/>
        </draw:polygon>
        <draw:polygon draw:style-name="gr3" draw:text-style-name="P4" draw:layer="layout" svg:width="11.131cm" svg:height="0.017cm" svg:x="14.708cm" svg:y="5.44cm" svg:viewBox="0 0 11132 18" draw:points="0,18 11132,18 11132,0 0,0">
          <text:p/>
        </draw:polygon>
        <draw:polygon draw:style-name="gr3" draw:text-style-name="P4" draw:layer="layout" svg:width="0.017cm" svg:height="0.017cm" svg:x="25.839cm" svg:y="5.44cm" svg:viewBox="0 0 18 18" draw:points="0,18 18,18 18,0 0,0">
          <text:p/>
        </draw:polygon>
        <draw:polygon draw:style-name="gr3" draw:text-style-name="P4" draw:layer="layout" svg:width="0.017cm" svg:height="1cm" svg:x="5.389cm" svg:y="5.457cm" svg:viewBox="0 0 18 1001" draw:points="0,1001 18,1001 18,0 0,0">
          <text:p/>
        </draw:polygon>
        <draw:polygon draw:style-name="gr3" draw:text-style-name="P4" draw:layer="layout" svg:width="0.017cm" svg:height="0.017cm" svg:x="5.389cm" svg:y="6.457cm" svg:viewBox="0 0 18 18" draw:points="0,18 18,18 18,0 0,0">
          <text:p/>
        </draw:polygon>
        <draw:polygon draw:style-name="gr3" draw:text-style-name="P4" draw:layer="layout" svg:width="0.017cm" svg:height="0.017cm" svg:x="5.389cm" svg:y="6.457cm" svg:viewBox="0 0 18 18" draw:points="0,18 18,18 18,0 0,0">
          <text:p/>
        </draw:polygon>
        <draw:polygon draw:style-name="gr3" draw:text-style-name="P4" draw:layer="layout" svg:width="9.285cm" svg:height="0.017cm" svg:x="5.406cm" svg:y="6.457cm" svg:viewBox="0 0 9286 18" draw:points="0,18 9286,18 9286,0 0,0">
          <text:p/>
        </draw:polygon>
        <draw:polygon draw:style-name="gr3" draw:text-style-name="P4" draw:layer="layout" svg:width="0.017cm" svg:height="1cm" svg:x="14.691cm" svg:y="5.457cm" svg:viewBox="0 0 18 1001" draw:points="0,1001 18,1001 18,0 0,0">
          <text:p/>
        </draw:polygon>
        <draw:polygon draw:style-name="gr3" draw:text-style-name="P4" draw:layer="layout" svg:width="0.017cm" svg:height="0.017cm" svg:x="14.691cm" svg:y="6.457cm" svg:viewBox="0 0 18 18" draw:points="0,18 18,18 18,0 0,0">
          <text:p/>
        </draw:polygon>
        <draw:polygon draw:style-name="gr3" draw:text-style-name="P4" draw:layer="layout" svg:width="11.131cm" svg:height="0.017cm" svg:x="14.708cm" svg:y="6.457cm" svg:viewBox="0 0 11132 18" draw:points="0,18 11132,18 11132,0 0,0">
          <text:p/>
        </draw:polygon>
        <draw:polygon draw:style-name="gr3" draw:text-style-name="P4" draw:layer="layout" svg:width="0.017cm" svg:height="1cm" svg:x="25.839cm" svg:y="5.457cm" svg:viewBox="0 0 18 1001" draw:points="0,1001 18,1001 18,0 0,0">
          <text:p/>
        </draw:polygon>
        <draw:polygon draw:style-name="gr3" draw:text-style-name="P4" draw:layer="layout" svg:width="0.017cm" svg:height="0.017cm" svg:x="25.839cm" svg:y="6.457cm" svg:viewBox="0 0 18 18" draw:points="0,18 18,18 18,0 0,0">
          <text:p/>
        </draw:polygon>
        <draw:polygon draw:style-name="gr3" draw:text-style-name="P4" draw:layer="layout" svg:width="0.017cm" svg:height="0.017cm" svg:x="25.839cm" svg:y="6.457cm" svg:viewBox="0 0 18 18" draw:points="0,18 18,18 18,0 0,0">
          <text:p/>
        </draw:polygon>
        <draw:frame draw:style-name="gr2" draw:text-style-name="P3" draw:layer="layout" svg:width="2.428cm" svg:height="0.433cm" svg:x="14.916cm" svg:y="5.886cm">
          <draw:text-box>
            <text:p text:style-name="P1"><text:span text:style-name="T2">PREDICTOR </text:span></text:p>
          </draw:text-box>
        </draw:frame>
        <draw:frame draw:style-name="gr5" draw:text-style-name="P6" draw:layer="layout" svg:width="0.35cm" svg:height="0.39cm" svg:x="2.964cm" svg:y="6.48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94cm" svg:height="0.547cm" svg:x="2.964cm" svg:y="6.89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17cm" svg:height="0.353cm" svg:x="2.964cm" svg:y="7.466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.513cm" svg:height="0.314cm" svg:x="3.201cm" svg:y="7.818cm">
          <draw:text-box>
            <text:p text:style-name="P1"><text:span text:style-name="T8">PLANNING</text:span><text:span text:style-name="T9"> </text:span></text:p>
          </draw:text-box>
        </draw:frame>
        <draw:frame draw:style-name="gr1" draw:text-style-name="P2" draw:layer="layout" svg:width="0.317cm" svg:height="0.353cm" svg:x="2.964cm" svg:y="8.1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8.5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8.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9.2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58cm" svg:height="0.353cm" svg:x="3.227cm" svg:y="9.595cm">
          <draw:text-box>
            <text:p text:style-name="P1"><text:span text:style-name="T10">REQUIRE </text:span></text:p>
          </draw:text-box>
        </draw:frame>
        <draw:frame draw:style-name="gr1" draw:text-style-name="P2" draw:layer="layout" svg:width="1.162cm" svg:height="0.353cm" svg:x="3.375cm" svg:y="9.926cm">
          <draw:text-box>
            <text:p text:style-name="P1"><text:span text:style-name="T10">MENTS</text:span><text:span text:style-name="T1"> </text:span></text:p>
          </draw:text-box>
        </draw:frame>
        <draw:frame draw:style-name="gr8" draw:text-style-name="P9" draw:layer="layout" svg:width="0.551cm" svg:height="0.628cm" svg:x="5.474cm" svg:y="7.611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8.416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9.216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0.016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0.817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1.617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2.417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551cm" svg:height="0.628cm" svg:x="5.474cm" svg:y="13.217cm">
          <draw:text-box>
            <text:p text:style-name="P1"><text:span text:style-name="T11"><text:s/></text:span></text:p>
          </draw:text-box>
        </draw:frame>
        <draw:frame draw:style-name="gr9" draw:text-style-name="P9" draw:layer="layout" svg:width="0.562cm" svg:height="0.628cm" svg:x="5.474cm" svg:y="14.0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4.8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5.6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6.4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7.222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562cm" svg:height="0.628cm" svg:x="5.474cm" svg:y="18.023cm">
          <draw:text-box>
            <text:p text:style-name="P1"><text:span text:style-name="T12"><text:s/></text:span></text:p>
          </draw:text-box>
        </draw:frame>
        <draw:path draw:style-name="gr10" draw:text-style-name="P10" draw:layer="layout" svg:width="3.996cm" svg:height="1.826cm" svg:x="4.788cm" svg:y="8.07cm" svg:viewBox="0 0 3997 1827" svg:d="M0 914c0-504 895-914 1999-914 1103 0 1998 410 1998 914s-895 913-1998 913c-1104 0-1999-409-1999-913z">
          <text:p/>
        </draw:path>
        <draw:frame draw:style-name="gr9" draw:text-style-name="P9" draw:layer="layout" svg:width="0.562cm" svg:height="0.628cm" svg:x="5.474cm" svg:y="18.828cm">
          <draw:text-box>
            <text:p text:style-name="P1"><text:span text:style-name="T12"><text:s/></text:span></text:p>
          </draw:text-box>
        </draw:frame>
        <draw:path draw:style-name="gr10" draw:text-style-name="P10" draw:layer="layout" svg:width="16.854cm" svg:height="1.985cm" svg:x="8.916cm" svg:y="7.936cm" svg:viewBox="0 0 16855 1986" svg:d="M0 331c0-183 148-331 331-331h16193c183 0 331 148 331 331v1324c0 183-148 331-331 331h-16193c-183 0-331-148-331-331z">
          <text:p/>
        </draw:path>
        <draw:frame draw:style-name="gr4" draw:text-style-name="P5" draw:layer="layout" svg:width="2.267cm" svg:height="0.471cm" svg:x="5.703cm" svg:y="8.756cm">
          <draw:text-box>
            <text:p text:style-name="P1"><text:span text:style-name="T13">PLANNING </text:span></text:p>
          </draw:text-box>
        </draw:frame>
        <draw:path draw:style-name="gr10" draw:text-style-name="P10" draw:layer="layout" svg:width="3.995cm" svg:height="1.825cm" svg:x="4.753cm" svg:y="10.24cm" svg:viewBox="0 0 3996 1826" svg:d="M0 913c0-505 894-913 1999-913 1103 0 1997 408 1997 913 0 504-894 913-1997 913-1105 0-1999-409-1999-913z">
          <text:p/>
        </draw:path>
        <draw:frame draw:style-name="gr4" draw:text-style-name="P5" draw:layer="layout" svg:width="12.279cm" svg:height="0.471cm" svg:x="9.302cm" svg:y="8.705cm">
          <draw:text-box>
            <text:p text:style-name="P1"><text:span text:style-name="T13"><text:s text:c="6"/></text:span><text:span text:style-name="T13">Planning all the modules and features which are going to implement </text:span></text:p>
          </draw:text-box>
        </draw:frame>
        <draw:frame draw:style-name="gr2" draw:text-style-name="P3" draw:layer="layout" svg:width="2.03cm" svg:height="0.433cm" svg:x="5.737cm" svg:y="10.713cm">
          <draw:text-box>
            <text:p text:style-name="P1"><text:span text:style-name="T14">REQUIREM</text:span></text:p>
          </draw:text-box>
        </draw:frame>
        <draw:frame draw:style-name="gr2" draw:text-style-name="P3" draw:layer="layout" svg:width="0.971cm" svg:height="0.433cm" svg:x="6.266cm" svg:y="11.17cm">
          <draw:text-box>
            <text:p text:style-name="P1"><text:span text:style-name="T14">ENTS</text:span></text:p>
          </draw:text-box>
        </draw:frame>
        <draw:path draw:style-name="gr10" draw:text-style-name="P10" draw:layer="layout" svg:width="16.854cm" svg:height="1.985cm" svg:x="8.881cm" svg:y="10.107cm" svg:viewBox="0 0 16855 1986" svg:d="M0 331c0-183 148-331 331-331h16193c182 0 331 148 331 331v1324c0 182-149 331-331 331h-16193c-183 0-331-149-331-331z">
          <text:p/>
        </draw:path>
        <draw:frame draw:style-name="gr4" draw:text-style-name="P5" draw:layer="layout" svg:width="0.422cm" svg:height="0.471cm" svg:x="7.235cm" svg:y="11.14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4.447cm" svg:height="0.433cm" svg:x="9.269cm" svg:y="10.891cm">
          <draw:text-box>
            <text:p text:style-name="P1"><text:span text:style-name="T14"><text:s text:c="7"/></text:span><text:span text:style-name="T14">We decided what are the software’s and tools we need and install the required resources</text:span></text:p>
          </draw:text-box>
        </draw:frame>
        <draw:path draw:style-name="gr10" draw:text-style-name="P10" draw:layer="layout" svg:width="3.995cm" svg:height="1.826cm" svg:x="4.753cm" svg:y="12.411cm" svg:viewBox="0 0 3996 1827" svg:d="M0 913c0-505 894-913 1999-913 1103 0 1997 408 1997 913s-894 914-1997 914c-1105 0-1999-409-1999-914z">
          <text:p/>
        </draw:path>
        <draw:frame draw:style-name="gr4" draw:text-style-name="P5" draw:layer="layout" svg:width="0.422cm" svg:height="0.471cm" svg:x="23.613cm" svg:y="10.861cm">
          <draw:text-box>
            <text:p text:style-name="P1"><text:span text:style-name="T13"><text:s/></text:span></text:p>
          </draw:text-box>
        </draw:frame>
        <draw:path draw:style-name="gr10" draw:text-style-name="P10" draw:layer="layout" svg:width="16.854cm" svg:height="1.984cm" svg:x="8.881cm" svg:y="12.279cm" svg:viewBox="0 0 16855 1985" svg:d="M0 330c0-182 148-330 331-330h16193c182 0 331 148 331 330v1324c0 183-149 331-331 331h-16193c-183 0-331-148-331-331z">
          <text:p/>
        </draw:path>
        <draw:frame draw:style-name="gr4" draw:text-style-name="P5" draw:layer="layout" svg:width="1.657cm" svg:height="0.471cm" svg:x="5.974cm" svg:y="13.104cm">
          <draw:text-box>
            <text:p text:style-name="P1"><text:span text:style-name="T13">DESIGN </text:span></text:p>
          </draw:text-box>
        </draw:frame>
        <draw:frame draw:style-name="gr2" draw:text-style-name="P3" draw:layer="layout" svg:width="13.562cm" svg:height="0.433cm" svg:x="9.269cm" svg:y="13.062cm">
          <draw:text-box>
            <text:p text:style-name="P1"><text:span text:style-name="T14"><text:s text:c="7"/></text:span><text:span text:style-name="T14">We design all the modules like login page, dashboard, Academic details form etc.,</text:span></text:p>
          </draw:text-box>
        </draw:frame>
        <draw:path draw:style-name="gr10" draw:text-style-name="P10" draw:layer="layout" svg:width="3.995cm" svg:height="1.825cm" svg:x="4.753cm" svg:y="14.568cm" svg:viewBox="0 0 3996 1826" svg:d="M0 913c0-504 894-913 1999-913 1103 0 1997 409 1997 913 0 505-894 913-1997 913-1105 0-1999-408-1999-913z">
          <text:p/>
        </draw:path>
        <draw:frame draw:style-name="gr4" draw:text-style-name="P5" draw:layer="layout" svg:width="0.422cm" svg:height="0.471cm" svg:x="22.732cm" svg:y="13.03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2.114cm" svg:height="0.433cm" svg:x="5.695cm" svg:y="15.04cm">
          <draw:text-box>
            <text:p text:style-name="P1"><text:span text:style-name="T14">DEVELOPM</text:span></text:p>
          </draw:text-box>
        </draw:frame>
        <draw:frame draw:style-name="gr2" draw:text-style-name="P3" draw:layer="layout" svg:width="0.756cm" svg:height="0.433cm" svg:x="6.376cm" svg:y="15.502cm">
          <draw:text-box>
            <text:p text:style-name="P1"><text:span text:style-name="T14">ENT</text:span></text:p>
          </draw:text-box>
        </draw:frame>
        <draw:path draw:style-name="gr10" draw:text-style-name="P10" draw:layer="layout" svg:width="16.854cm" svg:height="1.984cm" svg:x="8.881cm" svg:y="14.436cm" svg:viewBox="0 0 16855 1985" svg:d="M0 330c0-182 148-330 331-330h16193c182 0 331 148 331 330v1324c0 183-149 331-331 331h-16193c-183 0-331-148-331-331z">
          <text:p/>
        </draw:path>
        <draw:frame draw:style-name="gr4" draw:text-style-name="P5" draw:layer="layout" svg:width="0.422cm" svg:height="0.471cm" svg:x="7.13cm" svg:y="15.47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8.036cm" svg:height="0.433cm" svg:x="9.269cm" svg:y="14.99cm">
          <draw:text-box>
            <text:p text:style-name="P1"><text:span text:style-name="T14"><text:s text:c="8"/></text:span><text:span text:style-name="T14">We are going to develop the predictor which uses the previous dataset and academic details of the <text:s text:c="19"/></text:span></text:p>
          </draw:text-box>
        </draw:frame>
        <draw:frame draw:style-name="gr2" draw:text-style-name="P3" draw:layer="layout" svg:width="10.132cm" svg:height="0.433cm" svg:x="9.269cm" svg:y="15.443cm">
          <draw:text-box>
            <text:p text:style-name="P1"><text:span text:style-name="T14"><text:s text:c="9"/></text:span><text:span text:style-name="T14">student. In this phase we use some algorithm for prediction</text:span></text:p>
          </draw:text-box>
        </draw:frame>
        <draw:path draw:style-name="gr10" draw:text-style-name="P10" draw:layer="layout" svg:width="3.995cm" svg:height="1.825cm" svg:x="4.753cm" svg:y="16.752cm" svg:viewBox="0 0 3996 1826" svg:d="M0 913c0-505 894-913 1999-913 1103 0 1997 408 1997 913 0 504-894 913-1997 913-1105 0-1999-409-1999-913z">
          <text:p/>
        </draw:path>
        <draw:frame draw:style-name="gr4" draw:text-style-name="P5" draw:layer="layout" svg:width="0.422cm" svg:height="0.471cm" svg:x="19.328cm" svg:y="15.412cm">
          <draw:text-box>
            <text:p text:style-name="P1"><text:span text:style-name="T13"><text:s/></text:span></text:p>
          </draw:text-box>
        </draw:frame>
        <draw:path draw:style-name="gr10" draw:text-style-name="P10" draw:layer="layout" svg:width="16.854cm" svg:height="1.985cm" svg:x="8.881cm" svg:y="16.619cm" svg:viewBox="0 0 16855 1986" svg:d="M0 332c0-184 148-332 331-332h16193c182 0 331 148 331 332v1323c0 182-149 331-331 331h-16193c-183 0-331-149-331-331z">
          <text:p/>
        </draw:path>
        <draw:frame draw:style-name="gr4" draw:text-style-name="P5" draw:layer="layout" svg:width="1.869cm" svg:height="0.471cm" svg:x="5.868cm" svg:y="17.44cm">
          <draw:text-box>
            <text:p text:style-name="P1"><text:span text:style-name="T13">TESTING </text:span></text:p>
          </draw:text-box>
        </draw:frame>
        <draw:frame draw:style-name="gr2" draw:text-style-name="P3" draw:layer="layout" svg:width="11.775cm" svg:height="0.433cm" svg:x="9.269cm" svg:y="17.403cm">
          <draw:text-box>
            <text:p text:style-name="P1"><text:span text:style-name="T14"><text:s text:c="8"/></text:span><text:span text:style-name="T14">We are going to test the model if we face any error we debug the error</text:span></text:p>
          </draw:text-box>
        </draw:frame>
        <draw:path draw:style-name="gr10" draw:text-style-name="P10" draw:layer="layout" svg:width="3.995cm" svg:height="1.826cm" svg:x="4.753cm" svg:y="18.889cm" svg:viewBox="0 0 3996 1827" svg:d="M0 914c0-504 894-914 1999-914 1103 0 1997 410 1997 914s-894 913-1997 913c-1105 0-1999-409-1999-913z">
          <text:p/>
        </draw:path>
        <draw:frame draw:style-name="gr4" draw:text-style-name="P5" draw:layer="layout" svg:width="0.422cm" svg:height="0.471cm" svg:x="20.962cm" svg:y="17.372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2.114cm" svg:height="0.433cm" svg:x="5.695cm" svg:y="19.363cm">
          <draw:text-box>
            <text:p text:style-name="P1"><text:span text:style-name="T14">DEPLOYME</text:span></text:p>
          </draw:text-box>
        </draw:frame>
        <draw:frame draw:style-name="gr2" draw:text-style-name="P3" draw:layer="layout" svg:width="0.518cm" svg:height="0.433cm" svg:x="6.495cm" svg:y="19.825cm">
          <draw:text-box>
            <text:p text:style-name="P1"><text:span text:style-name="T14">NT</text:span></text:p>
          </draw:text-box>
        </draw:frame>
        <draw:path draw:style-name="gr10" draw:text-style-name="P10" draw:layer="layout" svg:width="16.854cm" svg:height="1.984cm" svg:x="8.881cm" svg:y="18.757cm" svg:viewBox="0 0 16855 1985" svg:d="M0 332c0-183 148-332 331-332h16193c182 0 331 149 331 332v1323c0 182-149 330-331 330h-16193c-183 0-331-148-331-330z">
          <text:p/>
        </draw:path>
        <draw:frame draw:style-name="gr4" draw:text-style-name="P5" draw:layer="layout" svg:width="0.422cm" svg:height="0.471cm" svg:x="7.011cm" svg:y="19.79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7.131cm" svg:height="0.433cm" svg:x="9.269cm" svg:y="19.541cm">
          <draw:text-box>
            <text:p text:style-name="P1"><text:span text:style-name="T14"><text:s text:c="9"/></text:span><text:span text:style-name="T14">Finally we submit the project in GitHub</text:span></text:p>
          </draw:text-box>
        </draw:frame>
        <draw:frame draw:style-name="gr4" draw:text-style-name="P5" draw:layer="layout" svg:width="0.422cm" svg:height="0.471cm" svg:x="16.352cm" svg:y="19.511cm">
          <draw:text-box>
            <text:p text:style-name="P1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1" svg:font-family="TimesNewRoman"/>
    <style:font-face style:name="TimesNewRomanPS1" svg:font-family="TimesNewRomanPS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9cm" fo:margin-right="1cm" fo:page-width="29.739cm" fo:page-height="21.0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1T14:09:22.781000000</dc:date>
    <meta:editing-duration>PT1M7S</meta:editing-duration>
    <meta:editing-cycles>1</meta:editing-cycles>
    <meta:document-statistic meta:object-count="104"/>
    <meta:generator>Neat_Office/6.2.8.2$Windows_x86 LibreOffice_project/</meta:generator>
  </office:meta>
</office:document-meta>
</file>